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39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40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428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2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1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6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3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95cm" svg:height="0.333cm" svg:x="5.8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333cm" svg:x="8.5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8cm" svg:height="0.333cm" svg:x="14.951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2cm" svg:height="0.333cm" svg:x="10.422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1cm" svg:height="0.333cm" svg:x="9.48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2cm" svg:height="0.333cm" svg:x="12.22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1cm" svg:height="0.333cm" svg:x="11.285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6cm" svg:height="0.333cm" svg:x="17.77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23cm" svg:height="0.333cm" svg:x="16.81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27cm" svg:height="0.333cm" svg:x="14.07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19:56:23.010380012</dc:date>
    <meta:editing-duration>PT1H26M55S</meta:editing-duration>
    <meta:editing-cycles>24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5.16cm" svg:y="0cm" style:legend-expansion="custom" chartooo:width="15.84cm" chartooo:height="0.863cm" style:legend-expansion-aspect-ratio="18.3545770567787" chart:style-name="ch2"/>
        <chart:plot-area chart:style-name="ch3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5.3751471690035">
                <text:p>15.3751471690035</text:p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60403693006">
                <text:p>10.6060403693006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871357867526">
                <text:p>16.2871357867526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441199978686">
                <text:p>8.5441199978686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50027246552">
                <text:p>15.5850027246552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589829206805">
                <text:p>34.3589829206805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613843448607">
                <text:p>44.0613843448607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54711068205">
                <text:p>35.4354711068205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15.3751471690035">
                <text:p>15.3751471690035</text:p>
              </table:table-cell>
              <table:table-cell office:value-type="float" office:value="16.677763990194">
                <text:p>16.677763990194</text:p>
              </table:table-cell>
              <table:table-cell office:value-type="float" office:value="16.0183986067075">
                <text:p>16.0183986067075</text:p>
              </table:table-cell>
              <table:table-cell office:value-type="float" office:value="13.2810557953493">
                <text:p>13.2810557953493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8761707598043">
                <text:p>10.8761707598043</text:p>
              </table:table-cell>
              <table:table-cell office:value-type="float" office:value="17.6070737772865">
                <text:p>17.6070737772865</text:p>
              </table:table-cell>
              <table:table-cell office:value-type="float" office:value="13.6816982368859">
                <text:p>13.6816982368859</text:p>
              </table:table-cell>
              <table:table-cell office:value-type="float" office:value="37.4319093045762">
                <text:p>37.4319093045762</text:p>
              </table:table-cell>
              <table:table-cell office:value-type="float" office:value="34.1190073823712">
                <text:p>34.1190073823712</text:p>
              </table:table-cell>
              <table:table-cell office:value-type="float" office:value="38.0338161248213">
                <text:p>38.0338161248213</text:p>
              </table:table-cell>
              <table:table-cell office:value-type="float" office:value="33.2107922734181">
                <text:p>33.2107922734181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39.8879864282311">
                <text:p>39.8879864282311</text:p>
              </table:table-cell>
              <table:table-cell office:value-type="float" office:value="33.7980639438467">
                <text:p>33.7980639438467</text:p>
              </table:table-cell>
              <table:table-cell office:value-type="float" office:value="15.3058989494005">
                <text:p>15.3058989494005</text:p>
              </table:table-cell>
              <table:table-cell office:value-type="float" office:value="43.9974423189641">
                <text:p>43.9974423189641</text:p>
              </table:table-cell>
              <table:table-cell office:value-type="float" office:value="36.8793726617489">
                <text:p>36.8793726617489</text:p>
              </table:table-cell>
              <table:table-cell office:value-type="float" office:value="NaN">
                <text:p>NaN</text:p>
              </table:table-cell>
              <table:table-cell office:value-type="float" office:value="22.213399049968">
                <text:p>22.213399049968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15.4243818901852">
                <text:p>15.4243818901852</text:p>
              </table:table-cell>
              <table:table-cell office:value-type="float" office:value="36.0158590841682">
                <text:p>36.0158590841682</text:p>
              </table:table-cell>
              <table:table-cell office:value-type="float" office:value="15.8754968070379">
                <text:p>15.8754968070379</text:p>
              </table:table-cell>
              <table:table-cell office:value-type="float" office:value="13.6279406115116">
                <text:p>13.6279406115116</text:p>
              </table:table-cell>
              <table:table-cell office:value-type="float" office:value="13.8275862068966">
                <text:p>13.8275862068966</text:p>
              </table:table-cell>
              <table:table-cell office:value-type="float" office:value="11.0429570763143">
                <text:p>11.0429570763143</text:p>
              </table:table-cell>
              <table:table-cell office:value-type="float" office:value="18.2555033618863">
                <text:p>18.2555033618863</text:p>
              </table:table-cell>
              <table:table-cell office:value-type="float" office:value="16.8277392137419">
                <text:p>16.8277392137419</text:p>
              </table:table-cell>
              <table:table-cell office:value-type="float" office:value="37.4319093045762">
                <text:p>37.431909304576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2731398023249">
                <text:p>38.2731398023249</text:p>
              </table:table-cell>
              <table:table-cell office:value-type="float" office:value="29.1409568594848">
                <text:p>29.1409568594848</text:p>
              </table:table-cell>
              <table:table-cell office:value-type="float" office:value="29.9184118045994">
                <text:p>29.9184118045994</text:p>
              </table:table-cell>
              <table:table-cell office:value-type="float" office:value="39.9286552561555">
                <text:p>39.928655256155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6.0173738723689">
                <text:p>16.0173738723689</text:p>
              </table:table-cell>
              <table:table-cell office:value-type="float" office:value="43.9974423189641">
                <text:p>43.9974423189641</text:p>
              </table:table-cell>
              <table:table-cell office:value-type="float" office:value="35.8838325125235">
                <text:p>35.8838325125235</text:p>
              </table:table-cell>
              <table:table-cell office:value-type="float" office:value="NaN">
                <text:p>NaN</text:p>
              </table:table-cell>
              <table:table-cell office:value-type="float" office:value="24.1954309745052">
                <text:p>24.1954309745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